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4aea5" officeooo:paragraph-rsid="0004aea5" style:font-weight-asian="bold" style:font-weight-complex="bold"/>
    </style:style>
    <style:style style:name="P2" style:family="paragraph" style:parent-style-name="Standard">
      <style:text-properties fo:font-weight="normal" officeooo:rsid="0004aea5" officeooo:paragraph-rsid="0004aea5" style:font-weight-asian="normal" style:font-weight-complex="normal"/>
    </style:style>
    <style:style style:name="P3" style:family="paragraph" style:parent-style-name="Standard">
      <style:text-properties fo:font-weight="normal" officeooo:rsid="0004aea5" officeooo:paragraph-rsid="00052084" style:font-weight-asian="normal" style:font-weight-complex="normal"/>
    </style:style>
    <style:style style:name="P4" style:family="paragraph" style:parent-style-name="Standard">
      <style:text-properties fo:font-weight="normal" officeooo:rsid="00052084" officeooo:paragraph-rsid="00052084" style:font-weight-asian="normal" style:font-weight-complex="normal"/>
    </style:style>
    <style:style style:name="P5" style:family="paragraph" style:parent-style-name="Table_20_Contents">
      <style:text-properties officeooo:rsid="0004aea5" officeooo:paragraph-rsid="0004aea5"/>
    </style:style>
    <style:style style:name="P6" style:family="paragraph" style:parent-style-name="Table_20_Contents">
      <style:text-properties officeooo:rsid="00052084" officeooo:paragraph-rsid="00052084"/>
    </style:style>
    <style:style style:name="P7" style:family="paragraph" style:parent-style-name="Table_20_Contents">
      <style:text-properties officeooo:rsid="0006be5c" officeooo:paragraph-rsid="0006be5c"/>
    </style:style>
    <style:style style:name="P8" style:family="paragraph" style:parent-style-name="Table_20_Contents">
      <style:text-properties fo:language="en" fo:country="US" officeooo:rsid="0006be5c" officeooo:paragraph-rsid="0006be5c"/>
    </style:style>
    <style:style style:name="P9" style:family="paragraph" style:parent-style-name="Table_20_Contents">
      <style:text-properties fo:language="en" fo:country="US" officeooo:rsid="0007946b" officeooo:paragraph-rsid="0007946b"/>
    </style:style>
    <style:style style:name="P10" style:family="paragraph" style:parent-style-name="Table_20_Contents">
      <style:text-properties style:text-line-through-style="none" style:text-line-through-type="none" officeooo:rsid="0006be5c" officeooo:paragraph-rsid="0006be5c"/>
    </style:style>
    <style:style style:name="P11" style:family="paragraph" style:parent-style-name="Table_20_Contents">
      <style:text-properties style:text-line-through-style="none" style:text-line-through-type="none" fo:language="en" fo:country="US" officeooo:rsid="0006be5c" officeooo:paragraph-rsid="0006be5c"/>
    </style:style>
    <style:style style:name="P12" style:family="paragraph" style:parent-style-name="Standard">
      <style:text-properties fo:font-weight="normal" officeooo:rsid="0004aea5" officeooo:paragraph-rsid="00052084" style:font-weight-asian="normal" style:font-weight-complex="normal"/>
    </style:style>
    <style:style style:name="P13" style:family="paragraph" style:parent-style-name="Standard">
      <style:text-properties fo:font-weight="normal" officeooo:rsid="0004aea5" officeooo:paragraph-rsid="0004aea5" style:font-weight-asian="normal" style:font-weight-complex="normal"/>
    </style:style>
    <style:style style:name="P14" style:family="paragraph" style:parent-style-name="Standard">
      <style:text-properties fo:font-weight="normal" officeooo:rsid="00052084" officeooo:paragraph-rsid="0005208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07946b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ведения для пациентов об Обществе с ограниченной ответственностью «Волга- Дент»</text:p>
      <text:p text:style-name="P1"/>
      <text:p text:style-name="P3"/>
      <text:p text:style-name="P3">Полное фирменное наименование: <text:s/></text:p>
      <text:p text:style-name="P3">Общество с ограниченной ответсвенностью <text:s/>«Волга- Дент»</text:p>
      <text:p text:style-name="P3"/>
      <text:p text:style-name="P2">Место нахождения: <text:s text:c="5"/>428003, Чувашская Республика- Чувашия,</text:p>
      <text:p text:style-name="P2"><text:s text:c="40"/>город Чебоксары, пр-т Ленина, дом 22, помещение №3</text:p>
      <text:p text:style-name="P2"/>
      <text:p text:style-name="P2"/>
      <text:p text:style-name="P2">Личный приём граждан в ООО «Волга- Дент» осуществляется в соответствии со следующим графиком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658875691136">
          <table:table-cell table:style-name="Таблица1.A1" office:value-type="string">
            <text:p text:style-name="P5"><text:s text:c="4"/>Ф. И. О. лица, осуществляющего приём <text:s text:c="18"/></text:p>
          </table:table-cell>
          <table:table-cell table:style-name="Таблица1.B1" office:value-type="string">
            <text:p text:style-name="P5"><text:s text:c="14"/>Дни и часы приёма граждан</text:p>
          </table:table-cell>
        </table:table-row>
        <table:table-row table:style-name="TableLine2658875680800">
          <table:table-cell table:style-name="Таблица1.A2" office:value-type="string">
            <text:p text:style-name="P5">Терентьева И. В., директор</text:p>
          </table:table-cell>
          <table:table-cell table:style-name="Таблица1.B2" office:value-type="string">
            <text:p text:style-name="P6">Вторник, четверг с 09.00 до 10.00 <text:s/></text:p>
          </table:table-cell>
        </table:table-row>
      </table:table>
      <text:p text:style-name="P2"/>
      <text:p text:style-name="P4">Личный приём граждан ведётся по следующему адресу: <text:s/></text:p>
      <text:p text:style-name="P4">пр-т Ленина, дом №22, помещение №3</text:p>
      <text:p text:style-name="P4"/>
      <text:p text:style-name="P4">Предварительная запись на личный приём ведётся по телефонам: </text:p>
      <text:p text:style-name="P4">+ 7(8352)-67-28-73; <text:s/>+ (8352)-37-40-21</text:p>
      <text:p text:style-name="P4"/>
      <text:p text:style-name="P4">Ответственным за внутренний контроль качества и безопасности медицинской деятельности является директор ООО «Волга- Дент» Терентьева Ирина Владимировна.</text:p>
      <text:p text:style-name="P4"/>
      <text:p text:style-name="P4"/>
      <text:p text:style-name="P4">Адреса и телефоны органов исполнительной власти, осуществляющих контроль в сфере охраны здоровья граждан:</text:p>
      <text:p text:style-name="P4"/>
      <table:table table:name="Таблица2" table:style-name="Таблица2">
        <table:table-column table:style-name="Таблица2.A" table:number-columns-repeated="3"/>
        <table:table-row table:style-name="TableLine2658875685968">
          <table:table-cell table:style-name="Таблица2.A1" office:value-type="string">
            <text:p text:style-name="P7"><text:s text:c="10"/>Название органа <text:s text:c="3"/></text:p>
            <text:p text:style-name="P7"><text:s text:c="5"/>исполнительной власти</text:p>
          </table:table-cell>
          <table:table-cell table:style-name="Таблица2.A1" office:value-type="string">
            <text:p text:style-name="P7"><text:s text:c="12"/>Адрес органа <text:s text:c="2"/></text:p>
            <text:p text:style-name="P7"><text:s text:c="4"/>исполнительной власти</text:p>
          </table:table-cell>
          <table:table-cell table:style-name="Таблица2.C1" office:value-type="string">
            <text:p text:style-name="P7"><text:s text:c="7"/>Телефон/факс/<text:span text:style-name="T1">e-mail</text:span></text:p>
          </table:table-cell>
        </table:table-row>
        <table:table-row table:style-name="TableLine2658875693040">
          <table:table-cell table:style-name="Таблица2.A2" office:value-type="string">
            <text:p text:style-name="P7">Территориальный орган Федеральной службы по надзору в сфере здравоохранения по Чувашской Республике - Чувашии</text:p>
          </table:table-cell>
          <table:table-cell table:style-name="Таблица2.A2" office:value-type="string">
            <text:p text:style-name="P7">428018, Чувашская Республика, г. Чебоксары,</text:p>
            <text:p text:style-name="P7">Московский пр-т, д.36</text:p>
          </table:table-cell>
          <table:table-cell table:style-name="Таблица2.C2" office:value-type="string">
            <text:p text:style-name="P7">т. : +7(8352)58 - <text:span text:style-name="T2">28 -17</text:span></text:p>
            <text:p text:style-name="P10">факс: +7(8352) 58-28-17</text:p>
            <text:p text:style-name="P8"><text:span text:style-name="T2">e-mail: </text:span><text:a xlink:type="simple" xlink:href="mailto:terorgan21@cbx.ru" text:style-name="Internet_20_link" text:visited-style-name="Visited_20_Internet_20_Link"><text:span text:style-name="T2">terorgan21@cbx.ru</text:span></text:a></text:p>
            <text:p text:style-name="P11"/>
          </table:table-cell>
        </table:table-row>
        <table:table-row table:style-name="TableLine2658875678352">
          <table:table-cell table:style-name="Таблица2.A2" office:value-type="string">
            <text:p text:style-name="P7">Управление Федеральной службы по надзору в сфере защиты прав потребителей и благополучия человека по Чувашской Республике - Чувашии</text:p>
          </table:table-cell>
          <table:table-cell table:style-name="Таблица2.A2" office:value-type="string">
            <text:p text:style-name="P7">428018, Чуавшская Республика, г. Чебоксары, Московский пр-т , д. 3Д</text:p>
          </table:table-cell>
          <table:table-cell table:style-name="Таблица2.C2" office:value-type="string">
            <text:p text:style-name="P7">т. : +7(8352) <text:span text:style-name="T3">58-17-13</text:span></text:p>
            <text:p text:style-name="P9"/>
            <text:p text:style-name="P9">e-mail: sanit@<text:span text:style-name="T4">21.rospotrebnadzor.</text:span>ru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2T10:00:47.964000000</meta:creation-date>
    <dc:date>2023-08-02T10:53:17.155000000</dc:date>
    <meta:editing-duration>PT8M40S</meta:editing-duration>
    <meta:editing-cycles>2</meta:editing-cycles>
    <meta:generator>LibreOffice/7.1.3.2$Windows_X86_64 LibreOffice_project/47f78053abe362b9384784d31a6e56f8511eb1c1</meta:generator>
    <meta:print-date>2023-08-02T10:51:58.047000000</meta:print-date>
    <meta:document-statistic meta:table-count="2" meta:image-count="0" meta:object-count="0" meta:page-count="1" meta:paragraph-count="31" meta:word-count="198" meta:character-count="1644" meta:non-whitespace-character-count="1341"/>
  </office:meta>
</office:document-meta>
</file>